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7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base Componentes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ategories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Autoinc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e la categoría padre, o -1 para categoría raíz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ombre de la categoría</text:p>
          </table:table-cell>
        </table:table-row>
        <table:table-row table:style-name="ro1">
          <table:table-cell/>
          <table:table-cell office:value-type="string" calcext:value-type="string">
            <text:p>Expand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Indica si la categoría se expandió para mostrarla expandida al iniciar</text:p>
          </table:table-cell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mplate por defecto que se usará al añadir un componente</text:p>
          </table:table-cell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Components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>
            <text:p>INT Autoinc</text:p>
          </table:table-cell>
          <table:table-cell office:value-type="string" calcext:value-type="string">
            <text:p>Auto</text:p>
          </table:table-cell>
          <table:table-cell table:style-name="ce5"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e la categoría padre</text:p>
          </table:table-cell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ombre del componente</text:p>
          </table:table-cell>
        </table:table-row>
        <table:table-row table:style-name="ro1">
          <table:table-cell/>
          <table:table-cell office:value-type="string" calcext:value-type="string">
            <text:p>New_am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úmero de componentes nuevos disponibles</text:p>
          </table:table-cell>
        </table:table-row>
        <table:table-row table:style-name="ro1">
          <table:table-cell/>
          <table:table-cell office:value-type="string" calcext:value-type="string">
            <text:p>Recycled_am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úmero de componentes reciclados disponibles</text:p>
          </table:table-cell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Template utilizado por el componente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Components_Data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>
            <text:p>INT Autoinc</text:p>
          </table:table-cell>
          <table:table-cell office:value-type="string" calcext:value-type="string">
            <text:p>Auto</text:p>
          </table:table-cell>
          <table:table-cell table:style-name="ce5"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el componente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Clave del dato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Valor del dato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Files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>
            <text:p>INT Autoinc</text:p>
          </table:table-cell>
          <table:table-cell office:value-type="string" calcext:value-type="string">
            <text:p>Auto</text:p>
          </table:table-cell>
          <table:table-cell table:style-name="ce5" office:value-type="string" calcext:value-type="string">
            <text:p>ID Principal</text:p>
          </table:table-cell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el componente</text:p>
          </table:table-cell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ombre del fichero</text:p>
          </table:table-cell>
        </table:table-row>
        <table:table-row table:style-name="ro1">
          <table:table-cell/>
          <table:table-cell office:value-type="string" calcext:value-type="string">
            <text:p>Datasheet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 el datasheet del componente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Files_blob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Fil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ID del fichero</text:p>
          </table:table-cell>
        </table:table-row>
        <table:table-row table:style-name="ro1">
          <table:table-cell/>
          <table:table-cell office:value-type="string" calcext:value-type="string">
            <text:p>Filedata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Contenido del fichero</text:p>
          </table:table-cell>
        </table:table-row>
        <table:table-row table:style-name="ro1">
          <table:table-cell/>
          <table:table-cell office:value-type="string" calcext:value-type="string">
            <text:p>Filecompressi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po de compresión usada para almacenarlo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Images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Autoinc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ID de la imagen</text:p>
          </table:table-cell>
        </table:table-row>
        <table:table-row table:style-name="ro1">
          <table:table-cell/>
          <table:table-cell office:value-type="string" calcext:value-type="string">
            <text:p>Compon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del componente padre (se usa este o el Category_id)</text:p>
          </table:table-cell>
        </table:table-row>
        <table:table-row table:style-name="ro1">
          <table:table-cell/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de la categoría padre (se usa este o el Component_id)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Contenido de la imagen</text:p>
          </table:table-cell>
        </table:table-row>
        <table:table-row table:style-name="ro1">
          <table:table-cell/>
          <table:table-cell office:value-type="string" calcext:value-type="string">
            <text:p>Imagecompression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po de compresión usada para almacenarla</text:p>
          </table:table-cell>
        </table:table-row>
      </table:table>
      <table:table table:name="Dbase Plantillas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ategories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INT Autoinc</text:p>
          </table:table-cell>
          <table:table-cell table:style-name="ce10" office:value-type="string" calcext:value-type="string">
            <text:p>Auto</text:p>
          </table:table-cell>
          <table:table-cell office:value-type="string" calcext:value-type="string">
            <text:p>ID Principa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Categoría pad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table:style-name="ce10"/>
          <table:table-cell office:value-type="string" calcext:value-type="string">
            <text:p>Nombre de la categoría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Templates</text:p>
          </table:table-cell>
          <table:covered-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INT Autoinc</text:p>
          </table:table-cell>
          <table:table-cell table:style-name="ce10"/>
          <table:table-cell office:value-type="string" calcext:value-type="string">
            <text:p>ID Principa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tegoría pad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ombre del template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Template_data</text:p>
          </table:table-cell>
          <table:covered-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Column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Us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emplate</text:p>
          </table:table-cell>
          <table:table-cell table:style-name="ce11" office:value-type="string" calcext:value-type="string">
            <text:p>INT</text:p>
          </table:table-cell>
          <table:table-cell/>
          <table:table-cell office:value-type="string" calcext:value-type="string">
            <text:p>ID del template al que correspodn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Key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Clave del dat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Valor del d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9:47:07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8-28T20:46:56.172000000</dc:date>
    <meta:editing-duration>PT1H34M53S</meta:editing-duration>
    <meta:editing-cycles>22</meta:editing-cycles>
    <meta:document-statistic meta:table-count="2" meta:cell-count="169" meta:object-count="0"/>
  </office:meta>
</office:document-meta>
</file>